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32a3b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32a3b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VI</text:span></text:p>
      <text:p text:style-name="P2"><text:span text:style-name="T4">Павел открыл глаза. «Суббота!» – промелькнула в его голове приятная мысль. Потянувшись, он встал с кожаного дивана и прошелся по комнате, осматривая ее. Еще немного постояв у двух вкрученных в стену металлических колец, <text:s/>он направился в сторону двери. Поднявшись наверх, позавтракав и переодевшись в повседневную одежду, Павел спустился на первый этаж, где надел пальто и вышел на улицу. Постояв немного около дома, он сел в черный джип и направился в торговый центр. Там он провел практически весь день. Вернувшись к машине и положив несколько пакетов, Алехин направился в ресторан, где роскошно поужинал, не прекращая думать о Дарье. По пути домой он заехал еще в один магазин, где после долгих раздумий выбрал себе новый галстук. Дома Павел разложил по шкафам купленные вещи и, как обычно, упал в кресло с учебником и кофе, кутаясь в халат. </text:span></text:p>
      <text:p text:style-name="P2"><text:span text:style-name="T4">Даша провела свой день в кровати с больной ногой, читая учебники и подготавливая объяснение новой темы к понедельнику. </text:span></text:p>
      <text:p text:style-name="P2"><text:span text:style-name="T4">Следующий день Павел провел дома, терзаемый мыслями. Он осознавал, что чувствует что-то к Дарье, но тут же отгонял эти мысли. Для себя Алехин считал это неприемлемым, но мысли не уходили, все больше заполняя его голову и мучая его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16:13.739000000</meta:creation-date>
    <dc:date>2022-05-15T19:16:34.075000000</dc:date>
    <meta:editing-duration>PT20S</meta:editing-duration>
    <meta:editing-cycles>1</meta:editing-cycles>
    <meta:document-statistic meta:table-count="0" meta:image-count="0" meta:object-count="0" meta:page-count="1" meta:paragraph-count="4" meta:word-count="190" meta:character-count="1196" meta:non-whitespace-character-count="1006"/>
    <meta:generator>LibreOffice/7.2.2.2$Windows_X86_64 LibreOffice_project/02b2acce88a210515b4a5bb2e46cbfb63fe97d56</meta:generator>
  </office:meta>
</office:document-meta>
</file>